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220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44"/>
    <style:style style:name="ce10" style:family="table-cell" style:parent-style-name="Default" style:data-style-name="N4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ntroducing-j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Introducin the JavaScript Language</text:p>
          </table:table-cell>
          <table:table-cell table:style-name="ce7" table:formula="of:=SUM([.D5];[.D8];[.D14];[.D19];[.D28];[.D36];[.D40])" office:value-type="time" office:time-value="PT02H38M35S" calcext:value-type="time">
            <text:p>02:38:35</text:p>
          </table:table-cell>
          <table:table-cell table:style-name="ce10"/>
          <table:table-cell table:style-name="ce4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table:formula="of:=SUM([.D6:.D7])" office:value-type="time" office:time-value="PT00H02M21S" calcext:value-type="time">
            <text:p>00:02:21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1M31S" calcext:value-type="time">
            <text:p>00:01: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ing the exercise files</text:p>
          </table:table-cell>
          <table:table-cell office:value-type="time" office:time-value="PT00H00M50S" calcext:value-type="time">
            <text:p>00:00:5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Getting Started</text:p>
          </table:table-cell>
          <table:table-cell table:style-name="ce8" table:formula="of:=SUM([.D9:.D13])" office:value-type="time" office:time-value="PT00H18M03S" calcext:value-type="time">
            <text:p>00:18:03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ax: Learning to read and write</text:p>
          </table:table-cell>
          <table:table-cell office:value-type="time" office:time-value="PT00H01M29S" calcext:value-type="time">
            <text:p>00:01: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eb browsers for learning JavaScript</text:p>
          </table:table-cell>
          <table:table-cell office:value-type="time" office:time-value="PT00H04M08S" calcext:value-type="time">
            <text:p>00:04: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w to enable Firebug and web inspectors</text:p>
          </table:table-cell>
          <table:table-cell office:value-type="time" office:time-value="PT00H06M50S" calcext:value-type="time">
            <text:p>00:06: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ur friend, the text editor</text:p>
          </table:table-cell>
          <table:table-cell office:value-type="time" office:time-value="PT00H03M35S" calcext:value-type="time">
            <text:p>00:03: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dditional helpful resources</text:p>
          </table:table-cell>
          <table:table-cell office:value-type="time" office:time-value="PT00H02M01S" calcext:value-type="time">
            <text:p>00:02:0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Variables and Types</text:p>
          </table:table-cell>
          <table:table-cell table:style-name="ce8" table:formula="of:=SUM([.D18])" office:value-type="time" office:time-value="PT00H03M25S" calcext:value-type="time">
            <text:p>00:03:25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laring and assigning a variable</text:p>
          </table:table-cell>
          <table:table-cell office:value-type="time" office:time-value="PT00H07M09S" calcext:value-type="time">
            <text:p>00:07: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s</text:p>
          </table:table-cell>
          <table:table-cell office:value-type="time" office:time-value="PT00H03M28S" calcext:value-type="time">
            <text:p>00:03: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s</text:p>
          </table:table-cell>
          <table:table-cell office:value-type="time" office:time-value="PT00H06M09S" calcext:value-type="time">
            <text:p>00:06: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oleans and the quest for truth</text:p>
          </table:table-cell>
          <table:table-cell office:value-type="time" office:time-value="PT00H03M25S" calcext:value-type="time">
            <text:p>00:03:25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Objects, Arrays, and More</text:p>
          </table:table-cell>
          <table:table-cell table:style-name="ce8" table:formula="of:=SUM([.D20:.D27])" office:value-type="time" office:time-value="PT00H44M05S" calcext:value-type="time">
            <text:p>00:44:05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bjects</text:p>
          </table:table-cell>
          <table:table-cell office:value-type="time" office:time-value="PT00H06M52S" calcext:value-type="time">
            <text:p>00:06: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nipulating objects</text:p>
          </table:table-cell>
          <table:table-cell office:value-type="time" office:time-value="PT00H04M31S" calcext:value-type="time">
            <text:p>00:04: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bjects and references</text:p>
          </table:table-cell>
          <table:table-cell office:value-type="time" office:time-value="PT00H03M24S" calcext:value-type="time">
            <text:p>00:03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rays</text:p>
          </table:table-cell>
          <table:table-cell office:value-type="time" office:time-value="PT00H06M02S" calcext:value-type="time">
            <text:p>00:06: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nipulating arrays</text:p>
          </table:table-cell>
          <table:table-cell office:value-type="time" office:time-value="PT00H07M27S" calcext:value-type="time">
            <text:p>00:07: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adability: Whitespace</text:p>
          </table:table-cell>
          <table:table-cell office:value-type="time" office:time-value="PT00H03M38S" calcext:value-type="time">
            <text:p>00:03: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eadability: Comments</text:p>
          </table:table-cell>
          <table:table-cell office:value-type="time" office:time-value="PT00H04M55S" calcext:value-type="time">
            <text:p>00:04: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gular expressions</text:p>
          </table:table-cell>
          <table:table-cell office:value-type="time" office:time-value="PT00H07M16S" calcext:value-type="time">
            <text:p>00:07:16</text:p>
          </table:table-cell>
          <table:table-cell table:formula="of:=SUM([.D19];[.D14];[.D8];[.D5])" office:value-type="time" office:time-value="PT01H07M54S" calcext:value-type="time">
            <text:p>01:07:5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office:value-type="string" calcext:value-type="string">
            <text:p>Operators and Control Structures</text:p>
          </table:table-cell>
          <table:table-cell table:style-name="ce8" table:formula="of:=SUM([.D29:.D35])" office:value-type="time" office:time-value="PT00H44M10S" calcext:value-type="time">
            <text:p>00:44:10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mple comparisons</text:p>
          </table:table-cell>
          <table:table-cell office:value-type="time" office:time-value="PT00H04M33S" calcext:value-type="time">
            <text:p>00:04: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ithmetic operators</text:p>
          </table:table-cell>
          <table:table-cell office:value-type="time" office:time-value="PT00H06M54S" calcext:value-type="time">
            <text:p>00:06: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gical operators</text:p>
          </table:table-cell>
          <table:table-cell office:value-type="time" office:time-value="PT00H07M30S" calcext:value-type="time">
            <text:p>00:07: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ditionals: If</text:p>
          </table:table-cell>
          <table:table-cell office:value-type="time" office:time-value="PT00H07M07S" calcext:value-type="time">
            <text:p>00:07: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ditionals: Switch</text:p>
          </table:table-cell>
          <table:table-cell office:value-type="time" office:time-value="PT00H05M59S" calcext:value-type="time">
            <text:p>00:05: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erse ifs: one-liners and the ternary operator</text:p>
          </table:table-cell>
          <table:table-cell office:value-type="time" office:time-value="PT00H06M36S" calcext:value-type="time">
            <text:p>00:06: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ype checking</text:p>
          </table:table-cell>
          <table:table-cell office:value-type="time" office:time-value="PT00H05M31S" calcext:value-type="time">
            <text:p>00:05:31</text:p>
          </table:table-cell>
          <table:table-cell table:formula="of:=SUM([.D28])" office:value-type="time" office:time-value="PT00H44M10S" calcext:value-type="time">
            <text:p>00:44:10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string" calcext:value-type="string">
            <text:p>Iterating with Loops</text:p>
          </table:table-cell>
          <table:table-cell table:style-name="ce8" table:formula="of:=SUM([.D37:.D39])" office:value-type="time" office:time-value="PT00H20M29S" calcext:value-type="time">
            <text:p>00:20:29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 loops: Sequential</text:p>
          </table:table-cell>
          <table:table-cell office:value-type="time" office:time-value="PT00H08M01S" calcext:value-type="time">
            <text:p>00:08: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r loops: Enumerative</text:p>
          </table:table-cell>
          <table:table-cell office:value-type="time" office:time-value="PT00H04M58S" calcext:value-type="time">
            <text:p>00:04: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hile loops</text:p>
          </table:table-cell>
          <table:table-cell office:value-type="time" office:time-value="PT00H07M30S" calcext:value-type="time">
            <text:p>00:07:30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5" office:value-type="string" calcext:value-type="string">
            <text:p>Functions</text:p>
          </table:table-cell>
          <table:table-cell table:style-name="ce8" table:formula="of:=SUM([.D41:.D46])" office:value-type="time" office:time-value="PT00H26M02S" calcext:value-type="time">
            <text:p>00:26:02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ic functions</text:p>
          </table:table-cell>
          <table:table-cell office:value-type="time" office:time-value="PT00H02M19S" calcext:value-type="time">
            <text:p>00:02: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ic uses of functions</text:p>
          </table:table-cell>
          <table:table-cell office:value-type="time" office:time-value="PT00H04M23S" calcext:value-type="time">
            <text:p>00:04: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re on arguments</text:p>
          </table:table-cell>
          <table:table-cell office:value-type="time" office:time-value="PT00H04M13S" calcext:value-type="time">
            <text:p>00:04: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bjects, references, and functions</text:p>
          </table:table-cell>
          <table:table-cell office:value-type="time" office:time-value="PT00H04M56S" calcext:value-type="time">
            <text:p>00:04: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unctions are objects</text:p>
          </table:table-cell>
          <table:table-cell office:value-type="time" office:time-value="PT00H04M41S" calcext:value-type="time">
            <text:p>00:04: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nderstanding variable scope</text:p>
          </table:table-cell>
          <table:table-cell office:value-type="time" office:time-value="PT00H05M30S" calcext:value-type="time">
            <text:p>00:05:30</text:p>
          </table:table-cell>
          <table:table-cell table:formula="of:=SUM([.D40];[.D36])" office:value-type="time" office:time-value="PT00H46M31S" calcext:value-type="time">
            <text:p>00:46:31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7T18:52:32.691973598</dc:date>
    <meta:editing-duration>PT4M51S</meta:editing-duration>
    <meta:editing-cycles>1</meta:editing-cycles>
    <meta:generator>LibreOffice/5.1.4.2$Linux_X86_64 LibreOffice_project/10m0$Build-2</meta:generator>
    <meta:document-statistic meta:table-count="1" meta:cell-count="137" meta:object-count="0"/>
  </office:meta>
</office:document-meta>
</file>